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fd8b0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fd8b0" style:font-weight-asian="bold"/>
    </style:style>
    <style:style style:name="P3" style:family="paragraph" style:parent-style-name="Standard">
      <style:text-properties fo:language="en" fo:country="US" officeooo:paragraph-rsid="001fd8b0"/>
    </style:style>
    <style:style style:name="P4" style:family="paragraph" style:parent-style-name="Standard">
      <style:text-properties officeooo:paragraph-rsid="001fd8b0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1fd8b0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fd8b0"/>
    </style:style>
    <style:style style:name="P7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officeooo:paragraph-rsid="001fd8b0"/>
    </style:style>
    <style:style style:name="P8" style:family="paragraph" style:parent-style-name="Standard">
      <style:paragraph-properties fo:margin-left="0cm" fo:margin-right="-0.199cm" fo:text-indent="8.251cm" style:auto-text-indent="false"/>
      <style:text-properties officeooo:paragraph-rsid="001fd8b0"/>
    </style:style>
    <style:style style:name="P9" style:family="paragraph" style:parent-style-name="Standard">
      <style:paragraph-properties fo:margin-left="0cm" fo:margin-right="-0.199cm" fo:text-indent="8.251cm" style:auto-text-indent="false"/>
      <style:text-properties officeooo:rsid="001fd8b0" officeooo:paragraph-rsid="001fd8b0"/>
    </style:style>
    <style:style style:name="P10" style:family="paragraph" style:parent-style-name="Standard">
      <style:paragraph-properties fo:margin-left="0cm" fo:margin-right="0cm" fo:text-indent="8.251cm" style:auto-text-indent="false"/>
      <style:text-properties officeooo:paragraph-rsid="001fd8b0"/>
    </style:style>
    <style:style style:name="P11" style:family="paragraph" style:parent-style-name="Standard">
      <style:paragraph-properties fo:break-before="page"/>
      <style:text-properties officeooo:paragraph-rsid="001fd8b0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МИНИСТЕРСТВО ЦИФРОВОГО РАЗВИТИЯ СВЯЗИ И МАССОВЫХ КОММУНИКАЦИЙ</text:span></text:p>
      <text:p text:style-name="P5"><text:span text:style-name="T2">Ордена Трудового Красного Знамени</text:span></text:p>
      <text:p text:style-name="P5"><text:span text:style-name="T2">Федеральное государственное бюджетное образовательное учреждение высшего образования</text:span></text:p>
      <text:p text:style-name="P5"><text:span text:style-name="T2">«Московский технический университет связи и информатики»</text:span></text:p>
      <text:p text:style-name="P1"/>
      <text:p text:style-name="P1">Кафедра «<text:span text:style-name="T3">Системное программирование</text:span>»</text:p>
      <text:p text:style-name="P4"/>
      <text:p text:style-name="P1"/>
      <text:p text:style-name="P2"/>
      <text:p text:style-name="P1"><text:span text:style-name="T2">Отчет по практической работе №1 </text:span></text:p>
      <text:p text:style-name="P1">по дисциплине «Введение в информационные технологии» на тему:</text:p>
      <text:p text:style-name="P6">Знакомство с системой контроля версий</text:p>
      <text:p text:style-name="P4"/>
      <text:p text:style-name="P4"/>
      <text:p text:style-name="P4"/>
      <text:p text:style-name="P8">Выполнил:</text:p>
      <text:p text:style-name="P8">студент группы БВТ2105</text:p>
      <text:p text:style-name="P9">Гришнёв Михаил</text:p>
      <text:p text:style-name="P10">Проверил:</text:p>
      <text:p text:style-name="P10">Мкртчян Грач Маратович</text:p>
      <text:p text:style-name="P1"/>
      <text:p text:style-name="P1">Москва </text:p>
      <text:p text:style-name="P1">2021</text:p>
      <text:p text:style-name="P11">Цель работы:</text:p>
      <text:p text:style-name="P4">Изучить основы работы с системой контроля версий (<text:span text:style-name="T1">GIT</text:span>).</text:p>
      <text:p text:style-name="P4"/>
      <text:p text:style-name="P4">Задание:</text:p>
      <text:p text:style-name="P4">1) Написать программу для нахождения максимальной площади треугольника.<text:line-break/>2) Выложить этот файл на <text:span text:style-name="T1">Github.<text:line-break/></text:span></text:p>
      <text:p text:style-name="P3"/>
      <text:p text:style-name="P4">Вывод:</text:p>
      <text:p text:style-name="P4">Научились пользоваться <text:span text:style-name="T1">GIT</text:span> выкладывать файл на удаленный репозиторий <text:span text:style-name="T1">Github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6:59:28.715927573</meta:creation-date>
    <dc:date>2021-11-29T17:01:29.659009294</dc:date>
    <meta:editing-duration>PT2M1S</meta:editing-duration>
    <meta:editing-cycles>1</meta:editing-cycles>
    <meta:document-statistic meta:table-count="0" meta:image-count="0" meta:object-count="0" meta:page-count="2" meta:paragraph-count="21" meta:word-count="92" meta:character-count="749" meta:non-whitespace-character-count="675"/>
    <meta:generator>LibreOffice/6.4.7.2$Linux_X86_64 LibreOffice_project/40$Build-2</meta:generator>
  </office:meta>
</office:document-meta>
</file>